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11227033311097286" text:style-name="L1">
        <text:list-item>
          <text:p text:style-name="P1">techniques fondamentales de pro tools 9</text:p>
          <text:list>
            <text:list-item>
              <text:p text:style-name="P1">présentation et configuration</text:p>
              <text:list>
                <text:list-item>
                  <text:p text:style-name="P1">présentation du prof</text:p>
                  <text:list>
                    <text:list-item>
                      <text:p text:style-name="P1">Laurent Bonnet</text:p>
                    </text:list-item>
                    <text:list-item>
                      <text:p text:style-name="P1">activités</text:p>
                      <text:list>
                        <text:list-item>
                          <text:p text:style-name="P1">métiers non professorales</text:p>
                          <text:list>
                            <text:list-item>
                              <text:p text:style-name="P1">musicien</text:p>
                            </text:list-item>
                            <text:list-item>
                              <text:p text:style-name="P1">compositeur</text:p>
                            </text:list-item>
                            <text:list-item>
                              <text:p text:style-name="P1">arrangeur</text:p>
                            </text:list-item>
                            <text:list-item>
                              <text:p text:style-name="P1">ingénieur du son</text:p>
                            </text:list-item>
                          </text:list>
                        </text:list-item>
                        <text:list-item>
                          <text:p text:style-name="P1">en tant que musicien</text:p>
                          <text:list>
                            <text:list-item>
                              <text:p text:style-name="P1">joue du jazz</text:p>
                            </text:list-item>
                            <text:list-item>
                              <text:p text:style-name="P1">et des musiques africaines</text:p>
                            </text:list-item>
                          </text:list>
                        </text:list-item>
                        <text:list-item>
                          <text:p text:style-name="P1">en tant qu'arrangeur et programmeur</text:p>
                          <text:list>
                            <text:list-item>
                              <text:p text:style-name="P1">hip/hop</text:p>
                            </text:list-item>
                            <text:list-item>
                              <text:p text:style-name="P1">électro</text:p>
                            </text:list-item>
                          </text:list>
                        </text:list-item>
                        <text:list-item>
                          <text:p text:style-name="P1">"certificats" professorales (4)</text:p>
                          <text:list>
                            <text:list-item>
                              <text:p text:style-name="P1">formateur sur reason et record de propellerhead</text:p>
                            </text:list-item>
                            <text:list-item>
                              <text:p text:style-name="P1">trainer sur live d'ableton</text:p>
                            </text:list-item>
                            <text:list-item>
                              <text:p text:style-name="P1">logic master pro sur logic d'apple</text:p>
                            </text:list-item>
                            <text:list-item>
                              <text:p text:style-name="P1">operator sur pro tools d'avi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qu'est ce que pro tools 9 ?</text:p>
                      <text:list>
                        <text:list-item>
                          <text:p text:style-name="P1">logiciel de studio</text:p>
                        </text:list-item>
                        <text:list-item>
                          <text:p text:style-name="P1">gère de l'audio et du midi</text:p>
                        </text:list-item>
                        <text:list-item>
                          <text:p text:style-name="P1">logiciel complet et puissant</text:p>
                        </text:list-item>
                        <text:list-item>
                          <text:p text:style-name="P1">peut enregistrer, éditer et mixer de l'audio et du midi</text:p>
                        </text:list-item>
                        <text:list-item>
                          <text:p text:style-name="P1">exemples projets gérables avec pro tools</text:p>
                          <text:list>
                            <text:list-item>
                              <text:p text:style-name="P1">habillage sonore et musicale d'un film</text:p>
                            </text:list-item>
                            <text:list-item>
                              <text:p text:style-name="P1">sound design</text:p>
                            </text:list-item>
                            <text:list-item>
                              <text:p text:style-name="P1">projets musicaux</text:p>
                            </text:list-item>
                          </text:list>
                        </text:list-item>
                        <text:list-item>
                          <text:p text:style-name="P1">Ce DVD traite des techniques fondamentales de pro tools 9 (pas 10)</text:p>
                        </text:list-item>
                        <text:list-item>
                          <text:p text:style-name="P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8T11:06:00</meta:creation-date>
    <meta:generator>OpenOffice/4.0.0$Unix OpenOffice.org_project/400m3$Build-9702</meta:generator>
    <dc:date>2014-10-08T11:40:44</dc:date>
    <dc:creator>yjfjyf jjku</dc:creator>
    <meta:editing-duration>PT34M44S</meta:editing-duration>
    <meta:editing-cycles>19</meta:editing-cycles>
    <meta:document-statistic meta:table-count="0" meta:image-count="0" meta:object-count="0" meta:page-count="1" meta:paragraph-count="32" meta:word-count="157" meta:character-count="813"/>
  </office:meta>
</office:document-meta>
</file>